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title">
      <style:graphic-properties fo:min-height="3.256cm"/>
    </style:style>
    <style:style style:name="pr2" style:family="presentation" style:parent-style-name="Glossy-outline1">
      <style:graphic-properties fo:min-height="5.609cm"/>
    </style:style>
    <style:style style:name="pr3" style:family="presentation" style:parent-style-name="Glossy-outline1">
      <style:graphic-properties fo:min-height="1.609cm"/>
    </style:style>
    <style:style style:name="pr4" style:family="presentation" style:parent-style-name="Glossy-notes">
      <style:graphic-properties draw:fill-color="#ffffff" fo:min-height="13.114cm"/>
    </style:style>
    <style:style style:name="pr5" style:family="presentation" style:parent-style-name="Glossy-title">
      <style:graphic-properties draw:fill-color="#ffffff" draw:auto-grow-height="true" fo:min-height="3.507cm"/>
    </style:style>
    <style:style style:name="pr6" style:family="presentation" style:parent-style-name="Glossy-outline1">
      <style:graphic-properties draw:fill-color="#ffffff" draw:auto-grow-height="true" fo:min-height="13.86cm"/>
    </style:style>
    <style:style style:name="pr7" style:family="presentation" style:parent-style-name="Glossy-outline1">
      <style:graphic-properties fo:min-height="1.61cm"/>
    </style:style>
    <style:style style:name="pr8" style:family="presentation" style:parent-style-name="Glossy-notes">
      <style:graphic-properties draw:fill-color="#ffffff" draw:auto-grow-height="true" fo:min-height="13.365cm"/>
    </style:style>
    <style:style style:name="pr9" style:family="presentation" style:parent-style-name="Glossy-outline1">
      <style:graphic-properties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text-align="center"/>
      <style:text-properties fo:color="#808080" fo:font-size="28pt" style:font-size-asian="28pt" style:font-size-complex="28pt"/>
    </style:style>
    <style:style style:name="P6" style:family="paragraph">
      <style:paragraph-properties fo:margin-left="0.6cm" fo:margin-right="0cm" fo:text-indent="-0.6cm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808080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Processamento de Imagens</text:p>
          </draw:text-box>
        </draw:frame>
        <draw:frame presentation:style-name="pr2" draw:text-style-name="P1" draw:layer="layout" svg:width="25.199cm" svg:height="5.609cm" svg:x="1.301cm" svg:y="6.891cm" presentation:class="outline" presentation:user-transformed="true">
          <draw:text-box>
            <text:list text:style-name="L2">
              <text:list-header>
                <text:p text:style-name="P1"><text:span text:style-name="T1">Reconhecimento de placas automotivas</text:span></text:p>
              </text:list-header>
            </text:list>
          </draw:text-box>
        </draw:frame>
        <draw:frame presentation:style-name="pr3" draw:text-style-name="P2" draw:layer="layout" svg:width="25.199cm" svg:height="1.609cm" svg:x="1.5cm" svg:y="16.5cm" presentation:class="outline" presentation:user-transformed="true">
          <draw:text-box>
            <text:list text:style-name="L2">
              <text:list-header>
                <text:p text:style-name="P1"><text:span text:style-name="T2">Fabio Augusto Pieri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5" draw:text-style-name="P3" draw:layer="layout" svg:width="25.199cm" svg:height="4.005cm" svg:x="1.301cm" svg:y="-0.249cm" presentation:class="title" presentation:user-transformed="true">
          <draw:text-box>
            <text:p>Reconhecimento de placas automotivas</text:p>
          </draw:text-box>
        </draw:frame>
        <draw:frame presentation:style-name="pr6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dentificar uma placa automotiva</text:p>
              </text:list-item>
              <text:list-item>
                <text:p>Identificar os 7 caracteres nessa placa</text:p>
              </text:list-item>
              <text:list-item>
                <text:p>Processar os caracteres para identificar o equivalente em ASCII</text:p>
              </text:list-item>
            </text:list>
            <text:p/>
          </draw:text-box>
        </draw:frame>
        <draw:frame presentation:style-name="pr7" draw:text-style-name="P5" draw:layer="layout" svg:width="10.7cm" svg:height="1.61cm" svg:x="16.8cm" svg:y="19.39cm" presentation:class="outline" presentation:user-transformed="true">
          <draw:text-box>
            <text:list text:style-name="L2">
              <text:list-header>
                <text:p text:style-name="P1"><text:span text:style-name="T3">Fabio Augusto Pieri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8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4.005cm" svg:x="1.301cm" svg:y="-0.249cm" presentation:class="title" presentation:user-transformed="true">
          <draw:text-box>
            <text:p>Reconhecimento de placas automotivas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O objetivo é implementar o sistema para posterior comparação com outro já existente, o qual ainda não foi escolhido.</text:p>
                <text:p/>
              </text:list-item>
            </text:list>
          </draw:text-box>
        </draw:frame>
        <draw:frame presentation:style-name="pr7" draw:text-style-name="P5" draw:layer="layout" svg:width="10.7cm" svg:height="1.61cm" svg:x="16.8cm" svg:y="19.39cm" presentation:class="outline" presentation:user-transformed="true">
          <draw:text-box>
            <text:list text:style-name="L2">
              <text:list-header>
                <text:p text:style-name="P1"><text:span text:style-name="T3">Fabio Augusto Pieri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4.005cm" svg:x="1.301cm" svg:y="-0.249cm" presentation:class="title" presentation:user-transformed="true">
          <draw:text-box>
            <text:p>Reconhecimento de placas automotivas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O sistema desenvolvido terá algumas restrições:</text:p>
                <text:list>
                  <text:list-item>
                    <text:p>Serão tratadas as placas de fundo claro e caracteres escuros</text:p>
                  </text:list-item>
                  <text:list-item>
                    <text:p>Placas especiais serão descartadas</text:p>
                  </text:list-item>
                  <text:list-item>
                    <text:p>As placas devem estar sobre iluminação homogênea</text:p>
                  </text:list-item>
                </text:list>
              </text:list-item>
            </text:list>
          </draw:text-box>
        </draw:frame>
        <draw:frame presentation:style-name="pr7" draw:text-style-name="P5" draw:layer="layout" svg:width="10.7cm" svg:height="1.61cm" svg:x="16.8cm" svg:y="19.39cm" presentation:class="outline" presentation:user-transformed="true">
          <draw:text-box>
            <text:list text:style-name="L2">
              <text:list-header>
                <text:p text:style-name="P1"><text:span text:style-name="T3">Fabio Augusto Pieri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4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4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9-09-15T13:55:45</meta:creation-date>
    <dc:language>fi-FI</dc:language>
    <meta:editing-cycles>6</meta:editing-cycles>
    <meta:editing-duration>PT00H36M28S</meta:editing-duration>
    <dc:date>2009-09-15T18:53:09</dc:date>
    <meta:document-statistic meta:object-count="44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0/share/template/pt-BR/presnt/Glossy.otp"/>
  </office:meta>
</office:document-meta>
</file>